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style:text-underline-style="none" officeooo:rsid="001f42ec" officeooo:paragraph-rsid="0020dc2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42e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42ec"/>
    </style:style>
    <style:style style:name="T5" style:family="text">
      <style:text-properties style:text-underline-style="none" officeooo:rsid="0020dc2e"/>
    </style:style>
    <style:style style:name="T6" style:family="text">
      <style:text-properties officeooo:rsid="0020d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0<text:span text:style-name="T2">7</text:span>/05/2024 de <text:span text:style-name="T6">13h </text:span>à <text:span text:style-name="T2">1</text:span><text:span text:style-name="T6">4</text:span><text:span text:style-name="T2">h</text:span><text:span text:style-name="T6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1"><text:span text:style-name="T1">tâche réalisée:</text:span><text:span text:style-name="T3"> </text:span><text:span text:style-name="T4">Alexis : </text:span><text:span text:style-name="T5">continue de</text:span><text:span text:style-name="T4"> travaille</text:span><text:span text:style-name="T5">r</text:span><text:span text:style-name="T4"> sur la vue de l’application 1</text:span></text:p>
      <text:p text:style-name="P3"><text:tab/><text:tab/>Romain L : <text:span text:style-name="T6">continue de</text:span> travaille<text:span text:style-name="T6">r</text:span> sur le modèle de l’application 1</text:p>
      <text:p text:style-name="P3"><text:tab/><text:tab/>Romain S : <text:span text:style-name="T6">continue de</text:span> travaille<text:span text:style-name="T6">r</text:span> sur la vue de l’application 2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07T13:13:26.425000000</dc:date>
    <meta:editing-duration>PT2H12M6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7" meta:word-count="54" meta:character-count="330" meta:non-whitespace-character-count="269"/>
  </office:meta>
</office:document-meta>
</file>